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center" style:justify-single-word="false"/>
      <style:text-properties style:font-name="Tahoma"/>
    </style:style>
    <style:style style:name="P3" style:family="paragraph" style:parent-style-name="Standard">
      <style:paragraph-properties fo:text-align="start" style:justify-single-word="false"/>
      <style:text-properties style:font-name="Tahoma"/>
    </style:style>
    <style:style style:name="P4" style:family="paragraph" style:parent-style-name="Standard">
      <style:paragraph-properties fo:text-align="center" style:justify-single-word="false"/>
      <style:text-properties style:font-name="Tahoma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Tahoma" fo:font-weight="bold" style:font-weight-asian="bold" style:font-weight-complex="bold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>Leffakanta <text:s text:c="4"/></text:p>
      <text:p text:style-name="P5"><text:tab/><text:tab/></text:p>
      <text:p text:style-name="P7">Kristian Toro <text:s/>/ 014292040</text:p>
      <text:p text:style-name="P6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Helsingin yliopisto<text:tab/><text:tab/><text:tab/><text:tab/><text:tab/><text:tab/><text:tab/><text:tab/><text:tab/><text:tab/><text:tab/>Tietojenkäsittelytieteen laitos</text:p>
      <text:p text:style-name="P1"><text:tab/><text:tab/><text:tab/><text:tab/><text:tab/><text:tab/>Aineopintojen harjoitustyö: Tietokantasovellus</text:p>
      <text:p text:style-name="P1"><text:tab/><text:tab/><text:tab/><text:tab/><text:tab/><text:tab/>16.3.2014</text:p>
      <text:p text:style-name="P1"/>
      <text:table-of-content text:style-name="Sect1" text:protected="true" text:name="Sisällysluettelo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isällysluettelo1_Head">
            <text:p text:style-name="P11">Sisällysluettelo</text:p>
          </text:index-title>
          <text:p text:style-name="P10">1. Johdanto<text:tab/>3</text:p>
          <text:p text:style-name="P10">2. Yleiskuvaus<text:tab/>3</text:p>
          <text:p text:style-name="P10">3. Käyttötapaukset<text:tab/>3</text:p>
        </text:index-body>
      </text:table-of-content>
      <text:p text:style-name="P1"/>
      <text:h text:style-name="P9" text:outline-level="1">1. Johdanto</text:h>
      <text:p text:style-name="P1"/>
      <text:p text:style-name="P1">Työn tarkoituksena on luoda tietokanta elokuvaharrastajille, jossa käyttäjä voi lisätä oman elokuvakokoelmansa tiedot järjestelmään ja luoda siten helposti hallittavan listan elokuvista. Järjestelmän yksi päämäärä on helpottaa etenkin isojen kokoelmien järjestelyä.</text:p>
      <text:p text:style-name="P1"/>
      <text:p text:style-name="P1">Työn ohjelmointi toteutetaan Javalla käyttäen apuna Spring -frameworkkia. Tietokanta hoidetaan PostgreSQL -tietokannalla ja molempia, sekä ohjelmaa että tietokantaa ajetaan helsingin yliopiston users -palvelimelta.</text:p>
      <text:p text:style-name="P1"/>
      <text:p text:style-name="P1">Työhön toteutettava web-käyttöliittymä käyttää apuna CSS-tyylisivuja ja Javascriptiä paremman käyttökokemuksen saavuttamiseksi.</text:p>
      <text:p text:style-name="P1"/>
      <text:p text:style-name="P1"/>
      <text:h text:style-name="Heading_20_1" text:outline-level="1">2. Yleiskuvaus</text:h>
      <text:p text:style-name="P1"/>
      <text:p text:style-name="P8">Käyttötapauskaavio</text:p>
      <text:p text:style-name="P1"/>
      <text:p text:style-name="P1"/>
      <text:p text:style-name="P1"/>
      <text:p text:style-name="P8">Käyttäjäryhmät</text:p>
      <text:p text:style-name="P1"/>
      <text:p text:style-name="P1">Harrastaja</text:p>
      <text:p text:style-name="P1"><text:tab/>Harrastaja on aina rekisteröitynyt käyttäjä</text:p>
      <text:p text:style-name="P1"/>
      <text:p text:style-name="P1"/>
      <text:p text:style-name="P1">Ylläpitäjä</text:p>
      <text:p text:style-name="P1"><text:tab/>Ylläpitäjä voi poistaa yksittäisiä käyttäjiä ja elokuvia tietokannasta</text:p>
      <text:p text:style-name="P1"/>
      <text:h text:style-name="Heading_20_1" text:outline-level="1">3. Käyttötapaukset</text:h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17S</meta:editing-duration>
    <meta:editing-cycles>4</meta:editing-cycles>
    <meta:generator>OpenOffice/4.0.1$Win32 OpenOffice.org_project/401m5$Build-9714</meta:generator>
    <dc:date>2014-03-16T22:54:04.03</dc:date>
    <meta:document-statistic meta:table-count="0" meta:image-count="0" meta:object-count="0" meta:page-count="1" meta:paragraph-count="22" meta:word-count="110" meta:character-count="1058"/>
    <meta:user-defined meta:name="Info 1"/>
    <meta:user-defined meta:name="Info 2"/>
    <meta:user-defined meta:name="Info 3"/>
    <meta:user-defined meta:name="Info 4"/>
  </office:meta>
</office:document-meta>
</file>